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7357c" officeooo:paragraph-rsid="0007357c"/>
    </style:style>
    <style:style style:name="P2" style:family="paragraph" style:parent-style-name="Standard">
      <style:paragraph-properties fo:line-height="200%"/>
      <style:text-properties officeooo:rsid="0007357c" officeooo:paragraph-rsid="0007357c"/>
    </style:style>
    <style:style style:name="P3" style:family="paragraph" style:parent-style-name="Standard">
      <style:paragraph-properties fo:line-height="200%"/>
      <style:text-properties officeooo:rsid="000d5030" officeooo:paragraph-rsid="0007357c"/>
    </style:style>
    <style:style style:name="P4" style:family="paragraph" style:parent-style-name="Standard">
      <style:paragraph-properties fo:line-height="200%" fo:text-align="center" style:justify-single-word="false"/>
      <style:text-properties officeooo:rsid="0007357c" officeooo:paragraph-rsid="0007357c"/>
    </style:style>
    <style:style style:name="P5" style:family="paragraph" style:parent-style-name="Standard">
      <style:paragraph-properties fo:line-height="200%" fo:text-align="start" style:justify-single-word="false"/>
      <style:text-properties officeooo:rsid="00150d07" officeooo:paragraph-rsid="00150d07"/>
    </style:style>
    <style:style style:name="T1" style:family="text">
      <style:text-properties officeooo:rsid="000d5030"/>
    </style:style>
    <style:style style:name="T2" style:family="text">
      <style:text-properties officeooo:rsid="00150d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ushil Umaretiya</text:p>
      <text:p text:style-name="P3">Dr. Jen Smith</text:p>
      <text:p text:style-name="P2">LING 101-6003</text:p>
      <text:p text:style-name="P2"><text:span text:style-name="T2">30</text:span> <text:span text:style-name="T2">November </text:span>2023</text:p>
      <text:p text:style-name="P4">Homework <text:span text:style-name="T2">11</text:span><text:span text:style-name="T1">: </text:span><text:span text:style-name="T2">Sociolinguistics</text:span></text:p>
      <text:p text:style-name="P5">1) Nope! My family is all non-native speakers.</text:p>
      <text:p text:style-name="P5">2) No, I don’t think I’ve heard of any.</text:p>
      <text:p text:style-name="P5">3) I think that the “a-” morpheme here is only being added to progressive verbs. In the ungrammatical examples:</text:p>
      <text:p text:style-name="P5">“Building is hard work”: “Building” is used as a noun</text:p>
      <text:p text:style-name="P5">“The story was shocking”: “Shocking” was used as used adjectivally.</text:p>
      <text:p text:style-name="P5">4a) Definitely a prefix.</text:p>
      <text:p text:style-name="P5">4b) Derivational, it doesn’t change the word’s grammatical category, just creates a new form that has a distinct meaning, indicating that the verb is ongo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7357c" officeooo:paragraph-rsid="0007357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maretiya 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00:49:56.774740659</meta:creation-date>
    <dc:date>2023-11-30T14:57:41.338995577</dc:date>
    <meta:editing-duration>PT19H35M43S</meta:editing-duration>
    <meta:editing-cycles>10</meta:editing-cycles>
    <meta:generator>LibreOffice/7.4.7.2$Linux_X86_64 LibreOffice_project/40$Build-2</meta:generator>
    <meta:print-date>2023-11-30T14:57:49.290163608</meta:print-date>
    <meta:document-statistic meta:table-count="0" meta:image-count="0" meta:object-count="0" meta:page-count="1" meta:paragraph-count="13" meta:word-count="100" meta:character-count="596" meta:non-whitespace-character-count="509"/>
  </office:meta>
</office:document-meta>
</file>